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8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poids (g)</text:p>
          </table:table-cell>
          <table:table-cell table:number-columns-repeated="4"/>
          <table:table-cell office:value-type="string" calcext:value-type="string">
            <text:p>polystyrène <text:s/>30mm</text:p>
          </table:table-cell>
          <table:table-cell/>
          <table:table-cell office:value-type="float" office:value="0.105" calcext:value-type="float">
            <text:p>0,105</text:p>
          </table:table-cell>
          <table:table-cell office:value-type="string" calcext:value-type="string">
            <text:p>g/cm²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celle (30*30*22)</text:p>
          </table:table-cell>
          <table:table-cell office:value-type="float" office:value="509" calcext:value-type="float">
            <text:p>509,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vercle (30*30)</text:p>
          </table:table-cell>
          <table:table-cell office:value-type="float" office:value="95" calcext:value-type="float">
            <text:p>95,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te sigfox BTS</text:p>
          </table:table-cell>
          <table:table-cell office:value-type="float" office:value="56" calcext:value-type="float">
            <text:p>56,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te APRS</text:p>
          </table:table-cell>
          <table:table-cell office:value-type="float" office:value="138" calcext:value-type="float">
            <text:p>138,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ck 8 piles &amp; dc-dc</text:p>
          </table:table-cell>
          <table:table-cell office:value-type="float" office:value="147" calcext:value-type="float">
            <text:p>147,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pro &amp; câble</text:p>
          </table:table-cell>
          <table:table-cell office:value-type="float" office:value="194" calcext:value-type="float">
            <text:p>194,00</text:p>
          </table:table-cell>
          <table:table-cell table:number-columns-repeated="4"/>
          <table:table-cell table:style-name="ce5" office:value-type="string" calcext:value-type="string">
            <text:p>Détail Nacelle </text:p>
          </table:table-cell>
          <table:table-cell table:style-name="ce9" table:number-columns-repeated="3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Accu <text:s/>&amp; chargeur</text:p>
          </table:table-cell>
          <table:table-cell office:value-type="float" office:value="200" calcext:value-type="float">
            <text:p>200,00</text:p>
          </table:table-cell>
          <table:table-cell table:number-columns-repeated="3"/>
          <table:table-cell table:style-name="ce4"/>
          <table:table-cell table:style-name="ce6"/>
          <table:table-cell table:style-name="ce1" office:value-type="string" calcext:value-type="string">
            <text:p>largeur (cm)</text:p>
          </table:table-cell>
          <table:table-cell table:style-name="ce1" office:value-type="string" calcext:value-type="string">
            <text:p>hauteur (cm)</text:p>
          </table:table-cell>
          <table:table-cell table:style-name="ce1" office:value-type="string" calcext:value-type="string">
            <text:p>nb</text:p>
          </table:table-cell>
          <table:table-cell table:style-name="ce15" office:value-type="string" calcext:value-type="string">
            <text:p>poids (g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94" calcext:value-type="float">
            <text:p>94,00</text:p>
          </table:table-cell>
          <table:table-cell table:number-columns-repeated="4"/>
          <table:table-cell table:style-name="ce6"/>
          <table:table-cell table:number-columns-repeated="3"/>
          <table:table-cell table:style-name="ce16"/>
          <table:table-cell table:number-columns-repeated="2"/>
          <table:table-cell office:value-type="float" office:value="42" calcext:value-type="float">
            <text:p>42</text:p>
          </table:table-cell>
          <table:table-cell table:formula="of:=12*10.5" office:value-type="float" office:value="126" calcext:value-type="float">
            <text:p>126</text:p>
          </table:table-cell>
          <table:table-cell table:formula="of:=[.N9]/[.O9]" office:value-type="float" office:value="0.333333333333333" calcext:value-type="float">
            <text:p>0,333333333333333</text:p>
          </table:table-cell>
          <table:table-cell table:formula="of:=72*[.P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nneaux solaire</text:p>
          </table:table-cell>
          <table:table-cell office:value-type="float" office:value="120" calcext:value-type="float">
            <text:p>120,00</text:p>
          </table:table-cell>
          <table:table-cell table:number-columns-repeated="4"/>
          <table:table-cell table:style-name="ce7" office:value-type="string" calcext:value-type="string">
            <text:p>petit côté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7" table:formula="of:=[.H10]*[.I10]*[.J10]*[.I1]" office:value-type="float" office:value="126" calcext:value-type="float">
            <text:p>12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eTTGO</text:p>
          </table:table-cell>
          <table:table-cell office:value-type="float" office:value="30" calcext:value-type="float">
            <text:p>30,00</text:p>
          </table:table-cell>
          <table:table-cell table:number-columns-repeated="4"/>
          <table:table-cell table:style-name="ce7" office:value-type="string" calcext:value-type="string">
            <text:p>grand côté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7" table:formula="of:=[.H11]*[.I11]*[.J11]*[.I1]" office:value-type="float" office:value="157.5" calcext:value-type="float">
            <text:p>157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nnes </text:p>
          </table:table-cell>
          <table:table-cell office:value-type="float" office:value="42" calcext:value-type="float">
            <text:p>42,00</text:p>
          </table:table-cell>
          <table:table-cell table:number-columns-repeated="4"/>
          <table:table-cell table:style-name="ce7" office:value-type="string" calcext:value-type="string">
            <text:p>fond</text:p>
          </table:table-cell>
          <table:table-cell table:number-columns-repeated="2"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H12]*[.I12]*[.J12]*[.I1]" office:value-type="float" office:value="60.48" calcext:value-type="float">
            <text:p>60,48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7" office:value-type="string" calcext:value-type="string">
            <text:p>couvercle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H13]*[.I13]*[.J13]*[.I1]" office:value-type="float" office:value="94.5" calcext:value-type="float">
            <text:p>94,5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12" office:value-type="string" calcext:value-type="string">
            <text:p>Total Polystyrene</text:p>
          </table:table-cell>
          <table:table-cell table:style-name="ce17" table:formula="of:=SUM([.K10:.K13])" office:value-type="float" office:value="438.48" calcext:value-type="float">
            <text:p>438,48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8"/>
          <table:table-cell table:style-name="ce11" table:number-columns-repeated="2"/>
          <table:table-cell table:style-name="ce13" office:value-type="string" calcext:value-type="string">
            <text:p>Colle</text:p>
          </table:table-cell>
          <table:table-cell table:style-name="ce18" table:formula="of:=509-344" office:value-type="float" office:value="165" calcext:value-type="float">
            <text:p>165,00</text:p>
          </table:table-cell>
          <table:table-cell table:number-columns-repeated="6"/>
        </table:table-row>
        <table:table-row table:style-name="ro1" table:number-rows-repeated="4">
          <table:table-cell table:number-columns-repeated="17"/>
        </table:table-row>
        <table:table-row table:style-name="ro2">
          <table:table-cell office:value-type="string" calcext:value-type="string">
            <text:p>Total</text:p>
          </table:table-cell>
          <table:table-cell table:style-name="ce3" table:formula="of:=SUM([.B2:.B19])" office:value-type="float" office:value="1625" calcext:value-type="float">
            <text:p>1625,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rge </text:p>
          </table:table-cell>
          <table:table-cell table:formula="of:=1800-[.B20]" office:value-type="float" office:value="175" calcext:value-type="float">
            <text:p>175,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08T14:11:10.813175053</meta:creation-date>
    <dc:date>2022-03-08T17:35:12.093558856</dc:date>
    <meta:editing-duration>PT50M7S</meta:editing-duration>
    <meta:editing-cycles>4</meta:editing-cycles>
    <meta:generator>LibreOffice/7.0.6.2$Linux_X86_64 LibreOffice_project/00$Build-2</meta:generator>
    <meta:document-statistic meta:table-count="1" meta:cell-count="63" meta:object-count="0"/>
  </office:meta>
</office:document-meta>
</file>